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DroidSans" svg:font-family="Droid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DroidSans" fo:font-size="12pt" style:font-name-asian="DroidSans" style:font-size-asian="12pt" style:font-name-complex="DroidSans" style:font-size-complex="12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DroidSans" fo:font-size="10pt" style:font-name-asian="DroidSans" style:font-size-asian="10pt" style:font-name-complex="DroidSans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DroidSans" fo:font-size="12pt" style:font-name-asian="DroidSans" style:font-size-asian="12pt" style:font-name-complex="DroidSans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DroidSans" fo:font-size="9.5pt" style:font-name-asian="DroidSans" style:font-size-asian="9.5pt" style:font-name-complex="DroidSans" style:font-size-complex="9.5pt"/>
    </style:style>
    <style:style style:name="T1" style:family="text">
      <style:text-properties style:font-name="DroidSans" fo:font-size="12pt" style:font-name-asian="DroidSans" style:font-size-asian="12pt" style:font-name-complex="DroidSans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color="#1155cd" fo:font-size="12pt" style:font-size-asian="12pt" style:font-size-complex="12pt"/>
    </style:style>
    <style:style style:name="T5" style:family="text">
      <style:text-properties fo:color="#000000" style:font-name="DroidSans" fo:font-size="12pt" style:font-name-asian="DroidSans" style:font-size-asian="12pt" style:font-name-complex="DroidSan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A06</text:p>
      <text:p text:style-name="Standard"/>
      <text:p text:style-name="Standard">a) <text:span text:style-name="T1">(definisjons-, begrepsnivå): Se tabellen for NAND “gate” og lag tilsvarende</text:span></text:p>
      <text:p text:style-name="P2"><text:span text:style-name="T1">tabeller for NOT, AND, OR, XOR og NOR.</text:span></text:p>
      <text:p text:style-name="P2"><text:span text:style-name="T1"/></text:p>
      <text:p text:style-name="P2"><text:span text:style-name="T1">b) Hvilken operasjon gjør programmet i tabellen under på en Turing maskin</text:span></text:p>
      <text:p text:style-name="P1">utgangspunkt i illustrasjonen rett under spørsmålet? Hva står på “tape” når</text:p>
      <text:p text:style-name="P1">prosessen når “Stop Tilstand”? Hvor mange operasjoner kreves det for å</text:p>
      <text:p text:style-name="P2"><text:span text:style-name="T1">komme til “Stop Tilstand”? Forklar resultatet.</text:span></text:p>
      <text:p text:style-name="P2"><text:span text:style-name="T1"/></text:p>
      <text:p text:style-name="P2"><text:span text:style-name="T1">c) </text:span><text:span text:style-name="T5">studer avnsnitt 4.1.3 på side 132 i dokumentet teori_uke09.pdf (som er en</text:span></text:p>
      <text:p text:style-name="P4">kopi av dokumentet fra MIT OpenCouseWare kurset “6-01sc Introduction To</text:p>
      <text:p text:style-name="P3"><text:span text:style-name="T2">Electrical Engineering and Computer Science” ); spesielt </text:span><text:span text:style-name="T3">3 </text:span><text:span text:style-name="T2">sørg for å forstå</text:span></text:p>
      <text:p text:style-name="P4">tilstandsdiagrammet og koden. Se på video (kan gjerne gjøre det med alle</text:p>
      <text:p text:style-name="P4">gruppemedlemmene tilstede)</text:p>
      <text:p text:style-name="P3"><text:span text:style-name="T4">https://www.youtube.com/watch?v=RrT9DUyg88M&amp;feature=youtu.be </text:span><text:span text:style-name="T2">Lag en</text:span></text:p>
      <text:p text:style-name="P4">tilstandsdiagram for dette “elve-kryssningsproblemet”. Beskriv forskjellene</text:p>
      <text:p text:style-name="P2"><text:span text:style-name="T5">mellom prosessen beskrevet i avsnitt 4.1.3 og problemet analysert i videoen.</text:span></text:p>
      <text:p text:style-name="P2"><text:span text:style-name="T5"/></text:p>
      <text:p text:style-name="P2"><text:span text:style-name="T1">d) </text:span><text:span text:style-name="T5">Implementer en module i Python for å eksperimentere og løse</text:span></text:p>
      <text:p text:style-name="P4">“elve-kryssningsproblemet”. Bruk gjerne grafikken fra videoen, eller finn på</text:p>
      <text:p text:style-name="P4">bedre illustrasjon av tilstanden etter hver operasjon. Prøv å løse det</text:p>
      <text:p text:style-name="P4">objekt-orientert (koden til superklassen finner dere i avsnitt 4.1.2.2 i</text:p>
      <text:p text:style-name="P2"><text:span text:style-name="T5">dokumentet teori_uke09.pdf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DroidSans" svg:font-family="Droid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2T17:09:02.07</meta:creation-date>
    <meta:generator>OpenOffice/4.1.1$Win32 OpenOffice.org_project/411m6$Build-9775</meta:generator>
    <meta:document-statistic meta:table-count="0" meta:image-count="0" meta:object-count="0" meta:page-count="1" meta:paragraph-count="20" meta:word-count="173" meta:character-count="1232"/>
    <dc:date>2016-03-02T18:39:42.63</dc:date>
    <meta:editing-duration>PT1H30M41S</meta:editing-duration>
    <meta:editing-cycles>1</meta:editing-cycles>
  </office:meta>
</office:document-meta>
</file>